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7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1.47mm"/>
    </style:style>
    <style:style style:name="co4" style:family="table-column">
      <style:table-column-properties fo:break-before="auto" style:column-width="127.72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34.57mm"/>
    </style:style>
    <style:style style:name="co7" style:family="table-column">
      <style:table-column-properties fo:break-before="auto" style:column-width="85.5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16.39mm" fo:break-before="auto" style:use-optimal-row-height="true"/>
    </style:style>
    <style:style style:name="ro5" style:family="table-row">
      <style:table-row-properties style:row-height="20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015" table:default-cell-style-name="ce1"/>
        <table:table-row table:style-name="ro1">
          <table:table-cell office:value-type="string" calcext:value-type="string">
            <text:p>guideline for the risk description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4"/>Event may occur, causing Impact.</text:p>
          </table:table-cell>
          <table:table-cell table:number-columns-repeated="2"/>
          <table:table-cell office:value-type="string" calcext:value-type="string">
            <text:p>Description of Risk</text:p>
          </table:table-cell>
          <table:table-cell office:value-type="string" calcext:value-type="string">
            <text:p>Probability (1-10)</text:p>
          </table:table-cell>
          <table:table-cell office:value-type="string" calcext:value-type="string">
            <text:p>Impact (1-10)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Triggers</text:p>
          </table:table-cell>
          <table:table-cell office:value-type="string" calcext:value-type="string">
            <text:p>Response Pl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If Cause exists, Event may occur, leading to Effect.</text:p>
          </table:table-cell>
          <table:table-cell office:value-type="string" calcext:value-type="string">
            <text:p>Technical:</text:p>
          </table:table-cell>
          <table:table-cell office:value-type="string" calcext:value-type="string">
            <text:p>Gripper</text:p>
          </table:table-cell>
          <table:table-cell office:value-type="string" calcext:value-type="string">
            <text:p>servo breaks without promptin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E3]*[.F3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gripper self-destructs breaking serv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E4]*[.F4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 good risk register has the following six columns:</text:p>
          </table:table-cell>
          <table:table-cell table:number-columns-repeated="2"/>
          <table:table-cell office:value-type="string" calcext:value-type="string">
            <text:p>gripper self-destructs breaking plastic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E5]*[.F5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kinect:</text:p>
          </table:table-cell>
          <table:table-cell table:number-columns-repeated="3"/>
          <table:table-cell table:formula="of:=SUM([.E6]*[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4"/>Description of risk</text:p>
          </table:table-cell>
          <table:table-cell table:number-columns-repeated="2"/>
          <table:table-cell office:value-type="string" calcext:value-type="string">
            <text:p>Power supply voltage issues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SUM([.E7]*[.F7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4"/>Probability</text:p>
          </table:table-cell>
          <table:table-cell table:number-columns-repeated="2"/>
          <table:table-cell office:value-type="string" calcext:value-type="string">
            <text:p>Runs too slowly on second PC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UM([.E8]*[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4"/>Impact</text:p>
          </table:table-cell>
          <table:table-cell table:number-columns-repeated="2"/>
          <table:table-cell office:value-type="string" calcext:value-type="string">
            <text:p>Issues translating kinect pixel numbers to coordinate referenced to any robot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SUM([.E9]*[.F9])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4"/>Priority</text:p>
          </table:table-cell>
          <table:table-cell/>
          <table:table-cell office:value-type="string" calcext:value-type="string">
            <text:p>Gripper vision:</text:p>
          </table:table-cell>
          <table:table-cell table:number-columns-repeated="3"/>
          <table:table-cell table:formula="of:=SUM([.E10]*[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4"/>Triggers</text:p>
          </table:table-cell>
          <table:table-cell table:number-columns-repeated="2"/>
          <table:table-cell office:value-type="string" calcext:value-type="string">
            <text:p>fractal QR codes don't work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SUM([.E11]*[.F11])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4"/>Response plan</text:p>
          </table:table-cell>
          <table:table-cell table:number-columns-repeated="2"/>
          <table:table-cell office:value-type="string" calcext:value-type="string">
            <text:p>camera too close, fractal QR code doesn't work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SUM([.E12]*[.F12])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gripper/kinect vision uses up too many computational resources causing issues with kinematic calculations resulting in: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on-smooth trajectori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SUM([.E14]*[.F14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Jump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UM([.E15]*[.F15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collisions with other object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E16]*[.F16])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ollisions with self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E17]*[.F17])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gripper can't deform to shape of object properly, can't pick object up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E18]*[.F18])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ponse strategies:</text:p>
          </table:table-cell>
          <table:table-cell/>
          <table:table-cell office:value-type="string" calcext:value-type="string">
            <text:p>localisation: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cceptance:  Also known as retention, the project manager or organization is willing live with the risk without further mitigation.</text:p>
          </table:table-cell>
          <table:table-cell table:number-columns-repeated="2"/>
          <table:table-cell office:value-type="string" calcext:value-type="string">
            <text:p>Robot crashes into walls/things resulting in: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E20]*[.F20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voidance:  The project can avoid the risk by removing whatever requirement caused it to appear.  The risk is sidestepped.</text:p>
          </table:table-cell>
          <table:table-cell table:number-columns-repeated="2"/>
          <table:table-cell office:value-type="string" calcext:value-type="string">
            <text:p>breaks nothin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SUM([.E21]*[.F21])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Control:  Also called mitigation, this involves recognizing the risk is there and performing actions to minimize it, developing contingency plans in case the risk comes to pass, or developing fall-back provisions.</text:p>
          </table:table-cell>
          <table:table-cell table:number-columns-repeated="2"/>
          <table:table-cell office:value-type="string" calcext:value-type="string">
            <text:p>breaks ar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E22]*[.F22])"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ransfer:  Sharing of the risk with another party, or outright transfer (wouldn’t that be nice!)</text:p>
          </table:table-cell>
          <table:table-cell table:number-columns-repeated="2"/>
          <table:table-cell office:value-type="string" calcext:value-type="string">
            <text:p>breaks encode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E23]*[.F23])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obot can't get close enough to object (more than once or twice)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E24]*[.F24])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object mapping:</text:p>
          </table:table-cell>
          <table:table-cell table:number-columns-repeated="3"/>
          <table:table-cell table:formula="of:=SUM([.E25]*[.F2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obot can't see far away objects (1.5m+)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E26]*[.F26])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obot falsly identifies object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SUM([.E27]*[.F27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SUM([.E28]*[.F2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rm mounting:</text:p>
          </table:table-cell>
          <table:table-cell table:number-columns-repeated="3"/>
          <table:table-cell table:formula="of:=SUM([.E29]*[.F2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arm falls off leading to damage of arm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E30]*[.F30])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arm overbalances base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SUM([.E31]*[.F31])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ystems integration:</text:p>
          </table:table-cell>
          <table:table-cell table:number-columns-repeated="3"/>
          <table:table-cell table:formula="of:=SUM([.E32]*[.F3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ust and can't stop/pause SLAM without remapping room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SUM([.E33]*[.F33])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object falls out of gripper ofte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E34]*[.F34])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isk: invacare remote finally die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E35]*[.F35])" office:value-type="float" office:value="21" calcext:value-type="float">
            <text:p>21</text:p>
          </table:table-cell>
          <table:table-cell/>
          <table:table-cell office:value-type="string" calcext:value-type="string">
            <text:p>reserve budget to buy new controller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SUM([.E36]*[.F36])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Planning:</text:p>
          </table:table-cell>
          <table:table-cell table:style-name="Default"/>
          <table:table-cell office:value-type="string" calcext:value-type="string">
            <text:p>Fiinished subsystems performance criteria not strict enough to allow for autonomous interaction between subsystem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E37]*[.F37])" office:value-type="float" office:value="21" calcext:value-type="float">
            <text:p>21</text:p>
          </table:table-cell>
          <table:table-cell office:value-type="string" calcext:value-type="string">
            <text:p>Unacceptable performance of interaction between systems</text:p>
          </table:table-cell>
          <table:table-cell office:value-type="string" calcext:value-type="string">
            <text:p>silution: carefully re-evaluate performance criteria of subsystems, potentially suggest alternative subsystem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uman:</text:p>
          </table:table-cell>
          <table:table-cell table:style-name="Default"/>
          <table:table-cell table:number-columns-repeated="3"/>
          <table:table-cell table:formula="of:=SUM([.E38]*[.F38])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Default"/>
          <table:table-cell office:value-type="string" calcext:value-type="string">
            <text:p>lab is frequently full of people during <text:s/>testing/development, scrambles SLAM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SUM([.E39]*[.F39])" office:value-type="float" office:value="32" calcext:value-type="float">
            <text:p>32</text:p>
          </table:table-cell>
          <table:table-cell office:value-type="string" calcext:value-type="string">
            <text:p>More than two days spent at low productivity due to people walking nearby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Getting caught in the details of a subsystem, spending too long trying to fix unexpected issues in a subsystem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SUM([.E40]*[.F40])" office:value-type="float" office:value="49" calcext:value-type="float">
            <text:p>49</text:p>
          </table:table-cell>
          <table:table-cell office:value-type="string" calcext:value-type="string">
            <text:p>Subsystem developent time exceeded</text:p>
          </table:table-cell>
          <table:table-cell office:value-type="string" calcext:value-type="string">
            <text:p>mitigation: group meeting, analyse alternative subsystems/different ways of achieving the same thing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risk: Tom/Dan falls ill for:</text:p>
          </table:table-cell>
          <table:table-cell table:number-columns-repeated="2"/>
          <table:table-cell table:formula="of:=SUM([.E41]*[.F4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1 week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SUM([.E42]*[.F42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2-4 week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SUM([.E43]*[.F43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4-8 weeks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SUM([.E44]*[.F44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8 weeks +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SUM([.E45]*[.F45])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CAD could take longer than planned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E46]*[.F46])" office:value-type="float" office:value="9" calcext:value-type="float">
            <text:p>9</text:p>
          </table:table-cell>
          <table:table-cell office:value-type="string" calcext:value-type="string">
            <text:p>CAD development time exceeded</text:p>
          </table:table-cell>
          <table:table-cell office:value-type="string" calcext:value-type="string">
            <text:p>Remaining workload redistributed between us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human/time:</text:p>
          </table:table-cell>
          <table:table-cell table:style-name="Default"/>
          <table:table-cell office:value-type="string" calcext:value-type="string">
            <text:p>Systems integration takes longer than planned (applicable for interaction between every system&amp;subsystem)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SUM([.E47]*[.F47])" office:value-type="float" office:value="49" calcext:value-type="float">
            <text:p>49</text:p>
          </table:table-cell>
          <table:table-cell office:value-type="string" calcext:value-type="string">
            <text:p>Systems integration time exceeded (or looks like it will be)</text:p>
          </table:table-cell>
          <table:table-cell office:value-type="string" calcext:value-type="string">
            <text:p>Reduce scope of project, re-evaluate priority list, divert attention from lower priority tasks, look for potential off-the shelf solutions (unlikely to find any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Risk: we lose access to the arm from Marti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SUM([.E48]*[.F48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sources:</text:p>
          </table:table-cell>
          <table:table-cell table:style-name="Default"/>
          <table:table-cell office:value-type="string" calcext:value-type="string">
            <text:p>Printers unavailable / break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E49]*[.F49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gistics:</text:p>
          </table:table-cell>
          <table:table-cell table:style-name="Default"/>
          <table:table-cell office:value-type="string" calcext:value-type="string">
            <text:p>long lead time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SUM([.E50]*[.F50])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an't return servos if faulty / break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E51]*[.F51])" office:value-type="float" office:value="36" calcext:value-type="float">
            <text:p>36</text:p>
          </table:table-cell>
          <table:table-cell/>
          <table:table-cell office:value-type="string" calcext:value-type="string">
            <text:p>Order more servos if our surplus falls below two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can't get PCB mad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SUM([.E52]*[.F52])" office:value-type="float" office:value="8" calcext:value-type="float">
            <text:p>8</text:p>
          </table:table-cell>
          <table:table-cell/>
          <table:table-cell office:value-type="string" calcext:value-type="string">
            <text:p>Point to point wiring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SUM([.E53]*[.F53])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17:48:54.470970911</meta:creation-date>
    <dc:date>2018-01-05T18:48:41.241846993</dc:date>
    <meta:editing-duration>PT24M34S</meta:editing-duration>
    <meta:editing-cycles>2</meta:editing-cycles>
    <meta:generator>LibreOffice/5.1.6.2$Linux_X86_64 LibreOffice_project/10m0$Build-2</meta:generator>
    <meta:document-statistic meta:table-count="1" meta:cell-count="213" meta:object-count="0"/>
  </office:meta>
</office:document-meta>
</file>